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1.021cm"/>
    </style:style>
    <style:style style:name="co13" style:family="table-column">
      <style:table-column-properties fo:break-before="auto" style:column-width="4.008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1.05cm"/>
    </style:style>
    <style:style style:name="co16" style:family="table-column">
      <style:table-column-properties fo:break-before="auto" style:column-width="0.829cm"/>
    </style:style>
    <style:style style:name="co17" style:family="table-column">
      <style:table-column-properties fo:break-before="auto" style:column-width="3.648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3.261cm"/>
    </style:style>
    <style:style style:name="co21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  <style:text-properties fo:color="#0000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B1:'1101'.D2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3:38.519105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5T15:58:46.128528714</dc:date>
    <dc:creator>Germán Ramírez</dc:creator>
    <meta:editing-duration>P1DT10H48M46S</meta:editing-duration>
    <meta:editing-cycles>37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89" meta:object-count="0"/>
  </office:meta>
</office:document-meta>
</file>